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Аннотация_20_ПМИ">
      <style:text-properties officeooo:paragraph-rsid="000080f6"/>
    </style:style>
    <style:style style:name="P2" style:family="paragraph" style:parent-style-name="Standard" style:list-style-name="WWNum2">
      <style:paragraph-properties fo:margin-left="0.63cm"/>
      <style:text-properties officeooo:paragraph-rsid="000080f6"/>
    </style:style>
    <style:style style:name="P3" style:family="paragraph" style:parent-style-name="Standard" style:list-style-name="WWNum2">
      <style:paragraph-properties fo:margin-left="0.63cm"/>
      <style:text-properties officeooo:paragraph-rsid="00020feb"/>
    </style:style>
    <style:style style:name="P4" style:family="paragraph" style:parent-style-name="Standard" style:list-style-name="WWNum2">
      <style:text-properties officeooo:paragraph-rsid="00020feb"/>
    </style:style>
    <style:style style:name="P5" style:family="paragraph" style:parent-style-name="Standard" style:list-style-name="WWNum2">
      <style:paragraph-properties fo:margin-left="0.63cm"/>
      <style:text-properties officeooo:rsid="00020feb" officeooo:paragraph-rsid="00020feb"/>
    </style:style>
    <style:style style:name="P6" style:family="paragraph" style:parent-style-name="Standard" style:list-style-name="WWNum2">
      <style:text-properties officeooo:rsid="00020feb" officeooo:paragraph-rsid="00020feb"/>
    </style:style>
    <style:style style:name="P7" style:family="paragraph" style:parent-style-name="Standard">
      <style:paragraph-properties fo:margin-left="0.63cm"/>
      <style:text-properties officeooo:paragraph-rsid="000080f6"/>
    </style:style>
    <style:style style:name="P8" style:family="paragraph" style:parent-style-name="Standard">
      <style:text-properties officeooo:paragraph-rsid="00020feb"/>
    </style:style>
    <style:style style:name="P9" style:family="paragraph" style:parent-style-name="Standard" style:list-style-name="WWNum2">
      <style:text-properties fo:language="ru" fo:country="RU" officeooo:rsid="00020feb" officeooo:paragraph-rsid="00020feb"/>
    </style:style>
    <style:style style:name="P10" style:family="paragraph" style:parent-style-name="Standard" style:list-style-name="WWNum2">
      <style:text-properties fo:language="en" fo:country="US" officeooo:rsid="00020feb" officeooo:paragraph-rsid="00020feb"/>
    </style:style>
    <style:style style:name="P11" style:family="paragraph" style:parent-style-name="Standard">
      <style:text-properties fo:language="en" fo:country="US" officeooo:rsid="00020feb" officeooo:paragraph-rsid="00020feb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20feb" style:font-size-asian="14pt" style:font-size-complex="14pt"/>
    </style:style>
    <style:style style:name="T3" style:family="text">
      <style:text-properties style:font-name="Times New Roman" fo:font-size="14pt" officeooo:rsid="00023c8a" style:font-size-asian="14pt" style:font-size-complex="14pt"/>
    </style:style>
    <style:style style:name="T4" style:family="text">
      <style:text-properties style:font-name="Times New Roman" fo:font-size="14pt" officeooo:rsid="0004ef96" style:font-size-asian="14pt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4pt" fo:language="en" fo:country="US" officeooo:rsid="00020fe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формация об авторах</text:p>
      <text:list text:style-name="WWNum2">
        <text:list-item>
          <text:p text:style-name="P2" loext:marker-style-name="T1"><text:span text:style-name="T2">Сапожников Кирилл Эдуардович</text:span></text:p>
        </text:list-item>
        <text:list-item>
          <text:p text:style-name="P5" loext:marker-style-name="T1"><text:span text:style-name="T1">30.04.2000;</text:span></text:p>
        </text:list-item>
        <text:list-item>
          <text:p text:style-name="P2" loext:marker-style-name="T1"><text:span text:style-name="T2">Студент магистратуры 2 год обучения</text:span><text:span text:style-name="T1">; </text:span></text:p>
        </text:list-item>
        <text:list-item>
          <text:p text:style-name="P2" loext:marker-style-name="T1"><text:span text:style-name="T5">E</text:span><text:span text:style-name="T1">-</text:span><text:span text:style-name="T5">mail</text:span><text:span text:style-name="T1">;</text:span></text:p>
        </text:list-item>
        <text:list-item>
          <text:p text:style-name="P3" loext:marker-style-name="T1"><text:span text:style-name="T2">Sapozhnikov Kirill</text:span></text:p>
        </text:list-item>
      </text:list>
      <text:p text:style-name="P7" loext:marker-style-name="T1"/>
      <text:p text:style-name="P7" loext:marker-style-name="T1"/>
      <text:list text:continue-numbering="true" text:style-name="WWNum2">
        <text:list-item>
          <text:p text:style-name="P4" loext:marker-style-name="T1"><text:span text:style-name="T2">Савенкова Надежда Петровна.</text:span></text:p>
        </text:list-item>
        <text:list-item>
          <text:p text:style-name="P6" loext:marker-style-name="T1"><text:span text:style-name="T1">26.07.1954;</text:span></text:p>
        </text:list-item>
        <text:list-item>
          <text:p text:style-name="P4" loext:marker-style-name="T1"><text:span text:style-name="T2">ВНС, лаборатория математического моделирования в физике</text:span><text:span text:style-name="T1">; </text:span></text:p>
        </text:list-item>
        <text:list-item>
          <text:p text:style-name="P4" loext:marker-style-name="T1"><text:span text:style-name="T6">mknandrew@mail.ru</text:span><text:span text:style-name="T1">;</text:span></text:p>
        </text:list-item>
        <text:list-item>
          <text:p text:style-name="P4" loext:marker-style-name="T1"><text:span text:style-name="T6">Nadezhda Savenkova</text:span></text:p>
        </text:list-item>
      </text:list>
      <text:p text:style-name="P8" loext:marker-style-name="T1"><text:span text:style-name="T6"/></text:p>
      <text:list text:continue-numbering="true" text:style-name="WWNum2">
        <text:list-item>
          <text:p text:style-name="P9" loext:marker-style-name="T1"><text:span text:style-name="T1">Мокин Андрей Юрьевич.</text:span></text:p>
        </text:list-item>
        <text:list-item>
          <text:p text:style-name="P9" loext:marker-style-name="T1"><text:span text:style-name="T3">0</text:span><text:span text:style-name="T1">6.06.1984;</text:span></text:p>
        </text:list-item>
        <text:list-item>
          <text:p text:style-name="P9" loext:marker-style-name="T1"><text:span text:style-name="T1">Доцент кафедры вычислительных методов;</text:span></text:p>
        </text:list-item>
        <text:list-item>
          <text:p text:style-name="P4" loext:marker-style-name="T1"><text:a xlink:type="simple" xlink:href="mailto:mknandrew@mail.ru" text:style-name="Internet_20_link" text:visited-style-name="Visited_20_Internet_20_Link"><text:span text:style-name="T5">mknandrew@mail.ru</text:span></text:a><text:span text:style-name="T1">;</text:span></text:p>
        </text:list-item>
        <text:list-item>
          <text:p text:style-name="P4" loext:marker-style-name="T1"><text:span text:style-name="T1">Mokin Andrey</text:span></text:p>
        </text:list-item>
      </text:list>
      <text:p text:style-name="P8" loext:marker-style-name="T1"><text:span text:style-name="T1"/></text:p>
      <text:list text:continue-numbering="true" text:style-name="WWNum2">
        <text:list-item>
          <text:p text:style-name="P6" loext:marker-style-name="T1"><text:span text:style-name="T1">Ненахов Нил Денисович.</text:span></text:p>
        </text:list-item>
        <text:list-item>
          <text:p text:style-name="P6" loext:marker-style-name="T1"><text:span text:style-name="T1">12.</text:span><text:span text:style-name="T5">03.2002;</text:span></text:p>
        </text:list-item>
        <text:list-item>
          <text:p text:style-name="P9" loext:marker-style-name="T1"><text:span text:style-name="T1">Студент 4 курса бакалавриата;</text:span></text:p>
        </text:list-item>
        <text:list-item>
          <text:p text:style-name="P10" loext:marker-style-name="T1"><text:a xlink:type="simple" xlink:href="mailto:nenakhov.neil@mail.ru" text:style-name="Internet_20_link" text:visited-style-name="Visited_20_Internet_20_Link"><text:span text:style-name="T1">nenakhov.neil@mail.ru</text:span></text:a></text:p>
        </text:list-item>
        <text:list-item>
          <text:p text:style-name="P10" loext:marker-style-name="T1"><text:span text:style-name="T1">Nenakhov Nil</text:span></text:p>
        </text:list-item>
      </text:list>
      <text:p text:style-name="P11" loext:marker-style-name="T1"><text:span text:style-name="T1"/></text:p>
      <text:list text:continue-numbering="true" text:style-name="WWNum2">
        <text:list-item>
          <text:p text:style-name="P9" loext:marker-style-name="T1"><text:span text:style-name="T1">Удовиченко Нелля Сергеевна</text:span></text:p>
        </text:list-item>
        <text:list-item>
          <text:p text:style-name="P9" loext:marker-style-name="T1"><text:span text:style-name="T3">04.11.1983</text:span><text:span text:style-name="T1">;</text:span></text:p>
        </text:list-item>
        <text:list-item>
          <text:p text:style-name="P9" loext:marker-style-name="T1"><text:span text:style-name="T4">Независимый исследователь</text:span><text:span text:style-name="T1">;</text:span></text:p>
        </text:list-item>
        <text:list-item>
          <text:p text:style-name="P9" loext:marker-style-name="T1"><text:a xlink:type="simple" xlink:href="mailto:nellya.udovichenko@gmail.com" text:style-name="Internet_20_link" text:visited-style-name="Visited_20_Internet_20_Link"><text:span text:style-name="T1">nellya.udovichenko@gmail.com</text:span></text:a></text:p>
        </text:list-item>
        <text:list-item>
          <text:p text:style-name="P9" loext:marker-style-name="T1"><text:span text:style-name="T1">Udovichenko </text:span><text:span text:style-name="T5">Nelly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Аннотация_20_ПМИ" style:display-name="Аннотация ПМИ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 fo:text-align="end">
          <style:list-level-label-alignment text:label-followed-by="space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2:46:55.044000000</meta:creation-date>
    <dc:date>2024-06-05T13:46:37.002000000</dc:date>
    <meta:editing-duration>PT3H51M1S</meta:editing-duration>
    <meta:editing-cycles>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6" meta:word-count="84" meta:character-count="623" meta:non-whitespace-character-count="588"/>
  </office:meta>
</office:document-meta>
</file>